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649e6" officeooo:paragraph-rsid="001649e6"/>
    </style:style>
    <style:style style:name="P2" style:family="paragraph" style:parent-style-name="Standard">
      <style:text-properties officeooo:rsid="0016e1cb" officeooo:paragraph-rsid="0016e1cb"/>
    </style:style>
    <style:style style:name="P3" style:family="paragraph" style:parent-style-name="Standard">
      <style:text-properties officeooo:rsid="0016e1cb" officeooo:paragraph-rsid="00172c86"/>
    </style:style>
    <style:style style:name="P4" style:family="paragraph" style:parent-style-name="Standard">
      <style:text-properties officeooo:rsid="00172c86" officeooo:paragraph-rsid="00172c86"/>
    </style:style>
    <style:style style:name="P5" style:family="paragraph" style:parent-style-name="Standard">
      <style:text-properties officeooo:rsid="0018e6da" officeooo:paragraph-rsid="0018e6da"/>
    </style:style>
    <style:style style:name="P6" style:family="paragraph" style:parent-style-name="Standard">
      <style:text-properties officeooo:rsid="001ab13b" officeooo:paragraph-rsid="001ab13b"/>
    </style:style>
    <style:style style:name="P7" style:family="paragraph" style:parent-style-name="Standard">
      <style:text-properties officeooo:rsid="001ab735" officeooo:paragraph-rsid="001ab735"/>
    </style:style>
    <style:style style:name="P8" style:family="paragraph" style:parent-style-name="Standard">
      <style:text-properties officeooo:rsid="001c6d47" officeooo:paragraph-rsid="001c6d47"/>
    </style:style>
    <style:style style:name="P9" style:family="paragraph" style:parent-style-name="Standard">
      <style:text-properties officeooo:rsid="001d9b10" officeooo:paragraph-rsid="001d9b10"/>
    </style:style>
    <style:style style:name="P10" style:family="paragraph" style:parent-style-name="Standard">
      <style:text-properties officeooo:rsid="001ea659" officeooo:paragraph-rsid="001ea659"/>
    </style:style>
    <style:style style:name="P11" style:family="paragraph" style:parent-style-name="Standard">
      <style:text-properties officeooo:rsid="00209da9" officeooo:paragraph-rsid="00209da9"/>
    </style:style>
    <style:style style:name="P12" style:family="paragraph" style:parent-style-name="Standard">
      <style:text-properties officeooo:rsid="0020b2b6" officeooo:paragraph-rsid="0020b2b6"/>
    </style:style>
    <style:style style:name="P13" style:family="paragraph" style:parent-style-name="Standard">
      <style:text-properties officeooo:rsid="0022696e" officeooo:paragraph-rsid="0022696e"/>
    </style:style>
    <style:style style:name="P14" style:family="paragraph" style:parent-style-name="Standard">
      <style:text-properties officeooo:rsid="0022f01f" officeooo:paragraph-rsid="0022f01f"/>
    </style:style>
    <style:style style:name="P15" style:family="paragraph" style:parent-style-name="Standard">
      <style:text-properties officeooo:rsid="0025c2e3" officeooo:paragraph-rsid="0025c2e3"/>
    </style:style>
    <style:style style:name="P16" style:family="paragraph" style:parent-style-name="Standard">
      <style:text-properties officeooo:rsid="002b3aed" officeooo:paragraph-rsid="002b3aed"/>
    </style:style>
    <style:style style:name="P17" style:family="paragraph" style:parent-style-name="Standard">
      <style:text-properties officeooo:rsid="002dba65" officeooo:paragraph-rsid="002dba65"/>
    </style:style>
    <style:style style:name="P18" style:family="paragraph" style:parent-style-name="Standard">
      <style:text-properties officeooo:rsid="002fb7e6" officeooo:paragraph-rsid="002fb7e6"/>
    </style:style>
    <style:style style:name="P19" style:family="paragraph" style:parent-style-name="Standard">
      <style:text-properties officeooo:rsid="002fb7e6" officeooo:paragraph-rsid="003da01f"/>
    </style:style>
    <style:style style:name="P20" style:family="paragraph" style:parent-style-name="Standard">
      <style:text-properties officeooo:rsid="00313c80" officeooo:paragraph-rsid="00313c80"/>
    </style:style>
    <style:style style:name="P21" style:family="paragraph" style:parent-style-name="Standard">
      <style:text-properties officeooo:rsid="00346b59" officeooo:paragraph-rsid="00346b59"/>
    </style:style>
    <style:style style:name="P22" style:family="paragraph" style:parent-style-name="Standard">
      <style:text-properties officeooo:rsid="0037c422" officeooo:paragraph-rsid="0037c422"/>
    </style:style>
    <style:style style:name="P23" style:family="paragraph" style:parent-style-name="Standard">
      <style:text-properties officeooo:rsid="003c16b5" officeooo:paragraph-rsid="003c16b5"/>
    </style:style>
    <style:style style:name="P24" style:family="paragraph" style:parent-style-name="Standard">
      <style:text-properties officeooo:paragraph-rsid="003c618e"/>
    </style:style>
    <style:style style:name="P25" style:family="paragraph" style:parent-style-name="Standard">
      <style:text-properties officeooo:rsid="003e4e8f" officeooo:paragraph-rsid="003e4e8f"/>
    </style:style>
    <style:style style:name="P26" style:family="paragraph" style:parent-style-name="Standard">
      <style:text-properties officeooo:rsid="003da01f" officeooo:paragraph-rsid="003da01f"/>
    </style:style>
    <style:style style:name="P27" style:family="paragraph" style:parent-style-name="Standard">
      <style:text-properties officeooo:rsid="004294ad" officeooo:paragraph-rsid="004294ad"/>
    </style:style>
    <style:style style:name="P28" style:family="paragraph" style:parent-style-name="Standard">
      <style:text-properties officeooo:rsid="004326cb" officeooo:paragraph-rsid="004326cb"/>
    </style:style>
    <style:style style:name="P29" style:family="paragraph" style:parent-style-name="Standard">
      <style:text-properties officeooo:rsid="00451826" officeooo:paragraph-rsid="00451826"/>
    </style:style>
    <style:style style:name="P30" style:family="paragraph" style:parent-style-name="Standard">
      <style:text-properties officeooo:rsid="004619b6" officeooo:paragraph-rsid="004619b6"/>
    </style:style>
    <style:style style:name="P31" style:family="paragraph" style:parent-style-name="Standard">
      <style:text-properties officeooo:rsid="000e6961" officeooo:paragraph-rsid="0048692c"/>
    </style:style>
    <style:style style:name="P32" style:family="paragraph" style:parent-style-name="Standard">
      <style:text-properties officeooo:rsid="000cf34d" officeooo:paragraph-rsid="0048692c"/>
    </style:style>
    <style:style style:name="P33" style:family="paragraph" style:parent-style-name="Standard">
      <style:text-properties officeooo:rsid="0048692c" officeooo:paragraph-rsid="0048692c"/>
    </style:style>
    <style:style style:name="P34" style:family="paragraph" style:parent-style-name="Standard">
      <style:text-properties officeooo:rsid="000407c1" officeooo:paragraph-rsid="004a0e8a"/>
    </style:style>
    <style:style style:name="P35" style:family="paragraph" style:parent-style-name="Standard">
      <style:text-properties officeooo:paragraph-rsid="004b45d1"/>
    </style:style>
    <style:style style:name="P36" style:family="paragraph" style:parent-style-name="Standard">
      <style:text-properties officeooo:paragraph-rsid="004b51ec"/>
    </style:style>
    <style:style style:name="P37" style:family="paragraph" style:parent-style-name="Standard">
      <style:text-properties officeooo:paragraph-rsid="004d068b"/>
    </style:style>
    <style:style style:name="P38" style:family="paragraph" style:parent-style-name="Standard">
      <style:text-properties officeooo:paragraph-rsid="004ed9c7"/>
    </style:style>
    <style:style style:name="P39" style:family="paragraph" style:parent-style-name="Standard">
      <style:text-properties officeooo:paragraph-rsid="00521a05"/>
    </style:style>
    <style:style style:name="P40" style:family="paragraph" style:parent-style-name="Text_20_body">
      <style:text-properties officeooo:rsid="0022f01f" officeooo:paragraph-rsid="0022f01f"/>
    </style:style>
    <style:style style:name="P41" style:family="paragraph" style:parent-style-name="Text_20_body">
      <style:text-properties officeooo:rsid="0022f01f" officeooo:paragraph-rsid="002a91a8"/>
    </style:style>
    <style:style style:name="P42" style:family="paragraph" style:parent-style-name="Text_20_body">
      <style:text-properties officeooo:rsid="002a91a8" officeooo:paragraph-rsid="002a91a8"/>
    </style:style>
    <style:style style:name="P43" style:family="paragraph" style:parent-style-name="Text_20_body">
      <style:text-properties officeooo:rsid="002fb7e6" officeooo:paragraph-rsid="002fb7e6"/>
    </style:style>
    <style:style style:name="P44" style:family="paragraph" style:parent-style-name="Preformatted_20_Text">
      <style:text-properties officeooo:paragraph-rsid="0025f74a"/>
    </style:style>
    <style:style style:name="P45" style:family="paragraph" style:parent-style-name="Preformatted_20_Text">
      <style:text-properties officeooo:rsid="002fb7e6" officeooo:paragraph-rsid="002fb7e6"/>
    </style:style>
    <style:style style:name="P46" style:family="paragraph" style:parent-style-name="Preformatted_20_Text">
      <style:text-properties officeooo:rsid="00346b59" officeooo:paragraph-rsid="00346b59"/>
    </style:style>
    <style:style style:name="P47" style:family="paragraph" style:parent-style-name="Preformatted_20_Text">
      <style:text-properties officeooo:rsid="000e6961" officeooo:paragraph-rsid="0048692c"/>
    </style:style>
    <style:style style:name="P48" style:family="paragraph" style:parent-style-name="Preformatted_20_Text">
      <style:paragraph-properties fo:margin-top="0in" fo:margin-bottom="0.1965in" loext:contextual-spacing="false"/>
    </style:style>
    <style:style style:name="P49" style:family="paragraph" style:parent-style-name="Preformatted_20_Text">
      <style:paragraph-properties fo:margin-top="0in" fo:margin-bottom="0.1965in" loext:contextual-spacing="false"/>
      <style:text-properties officeooo:paragraph-rsid="0025f74a"/>
    </style:style>
    <style:style style:name="P50" style:family="paragraph" style:parent-style-name="Preformatted_20_Text">
      <style:paragraph-properties fo:margin-top="0in" fo:margin-bottom="0.1965in" loext:contextual-spacing="false"/>
      <style:text-properties officeooo:paragraph-rsid="0028c119"/>
    </style:style>
    <style:style style:name="P51" style:family="paragraph" style:parent-style-name="Preformatted_20_Text">
      <style:paragraph-properties fo:margin-top="0in" fo:margin-bottom="0.1965in" loext:contextual-spacing="false"/>
      <style:text-properties officeooo:paragraph-rsid="002a91a8"/>
    </style:style>
    <style:style style:name="P52" style:family="paragraph" style:parent-style-name="Preformatted_20_Text">
      <style:paragraph-properties fo:margin-top="0in" fo:margin-bottom="0.1965in" loext:contextual-spacing="false"/>
      <style:text-properties officeooo:paragraph-rsid="002cd2ae"/>
    </style:style>
    <style:style style:name="P53" style:family="paragraph" style:parent-style-name="Preformatted_20_Text">
      <style:paragraph-properties fo:margin-top="0in" fo:margin-bottom="0.1965in" loext:contextual-spacing="false"/>
      <style:text-properties officeooo:paragraph-rsid="002dba65"/>
    </style:style>
    <style:style style:name="P54" style:family="paragraph" style:parent-style-name="Standard">
      <style:text-properties officeooo:paragraph-rsid="00521a05"/>
    </style:style>
    <style:style style:name="P55" style:family="paragraph" style:parent-style-name="Standard">
      <style:text-properties officeooo:paragraph-rsid="0052e4ab"/>
    </style:style>
    <style:style style:name="P56" style:family="paragraph" style:parent-style-name="Standard">
      <style:text-properties officeooo:paragraph-rsid="0054e4a2"/>
    </style:style>
    <style:style style:name="P57" style:family="paragraph" style:parent-style-name="Standard">
      <style:text-properties officeooo:paragraph-rsid="00572948"/>
    </style:style>
    <style:style style:name="P58" style:family="paragraph" style:parent-style-name="Standard">
      <style:text-properties officeooo:paragraph-rsid="005898e5"/>
    </style:style>
    <style:style style:name="T1" style:family="text">
      <style:text-properties officeooo:rsid="0016e1cb"/>
    </style:style>
    <style:style style:name="T2" style:family="text">
      <style:text-properties officeooo:rsid="001d9b10"/>
    </style:style>
    <style:style style:name="T3" style:family="text">
      <style:text-properties officeooo:rsid="001f955c"/>
    </style:style>
    <style:style style:name="T4" style:family="text">
      <style:text-properties officeooo:rsid="0025f74a"/>
    </style:style>
    <style:style style:name="T5" style:family="text">
      <style:text-properties officeooo:rsid="0028c119"/>
    </style:style>
    <style:style style:name="T6" style:family="text">
      <style:text-properties fo:background-color="#fff200" loext:char-shading-value="0"/>
    </style:style>
    <style:style style:name="T7" style:family="text">
      <style:text-properties officeooo:rsid="002a91a8"/>
    </style:style>
    <style:style style:name="T8" style:family="text">
      <style:text-properties officeooo:rsid="002b3aed"/>
    </style:style>
    <style:style style:name="T9" style:family="text">
      <style:text-properties officeooo:rsid="002cd2ae"/>
    </style:style>
    <style:style style:name="T10" style:family="text">
      <style:text-properties officeooo:rsid="002dba65"/>
    </style:style>
    <style:style style:name="T11" style:family="text">
      <style:text-properties fo:font-style="italic" style:font-style-asian="italic" style:font-style-complex="italic"/>
    </style:style>
    <style:style style:name="T12" style:family="text">
      <style:text-properties fo:font-style="italic" officeooo:rsid="004b51e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4b51ec" style:font-style-asian="normal" style:font-style-complex="normal"/>
    </style:style>
    <style:style style:name="T15" style:family="text">
      <style:text-properties fo:font-style="normal" officeooo:rsid="004d068b" style:font-style-asian="normal" style:font-style-complex="normal"/>
    </style:style>
    <style:style style:name="T16" style:family="text">
      <style:text-properties fo:font-style="normal" officeooo:rsid="004ed9c7" style:font-style-asian="normal" style:font-style-complex="normal"/>
    </style:style>
    <style:style style:name="T17" style:family="text">
      <style:text-properties fo:font-style="normal" officeooo:rsid="0050b97b" style:font-style-asian="normal" style:font-style-complex="normal"/>
    </style:style>
    <style:style style:name="T18" style:family="text">
      <style:text-properties fo:font-style="normal" officeooo:rsid="00521a05" style:font-style-asian="normal" style:font-style-complex="normal"/>
    </style:style>
    <style:style style:name="T19" style:family="text">
      <style:text-properties fo:font-style="normal" officeooo:rsid="005264b0" style:font-style-asian="normal" style:font-style-complex="normal"/>
    </style:style>
    <style:style style:name="T20" style:family="text">
      <style:text-properties fo:font-style="normal" officeooo:rsid="0052e4ab" style:font-style-asian="normal" style:font-style-complex="normal"/>
    </style:style>
    <style:style style:name="T21" style:family="text">
      <style:text-properties fo:font-style="normal" officeooo:rsid="0054e4a2" style:font-style-asian="normal" style:font-style-complex="normal"/>
    </style:style>
    <style:style style:name="T22" style:family="text">
      <style:text-properties fo:font-style="normal" officeooo:rsid="00572948" style:font-style-asian="normal" style:font-style-complex="normal"/>
    </style:style>
    <style:style style:name="T23" style:family="text">
      <style:text-properties fo:font-style="normal" officeooo:rsid="005898e5" style:font-style-asian="normal" style:font-style-complex="normal"/>
    </style:style>
    <style:style style:name="T24" style:family="text">
      <style:text-properties officeooo:rsid="0033284b"/>
    </style:style>
    <style:style style:name="T25" style:family="text">
      <style:text-properties officeooo:rsid="00365486"/>
    </style:style>
    <style:style style:name="T26" style:family="text">
      <style:text-properties officeooo:rsid="0038aa58"/>
    </style:style>
    <style:style style:name="T27" style:family="text">
      <style:text-properties officeooo:rsid="003c618e"/>
    </style:style>
    <style:style style:name="T28" style:family="text">
      <style:text-properties officeooo:rsid="003e4e8f"/>
    </style:style>
    <style:style style:name="T29" style:family="text">
      <style:text-properties officeooo:rsid="003f64ab"/>
    </style:style>
    <style:style style:name="T30" style:family="text">
      <style:text-properties officeooo:rsid="0043a92e"/>
    </style:style>
    <style:style style:name="T31" style:family="text">
      <style:text-properties officeooo:rsid="00443156"/>
    </style:style>
    <style:style style:name="T32" style:family="text">
      <style:text-properties officeooo:rsid="00476687"/>
    </style:style>
    <style:style style:name="T33" style:family="text">
      <style:text-properties officeooo:rsid="0048692c"/>
    </style:style>
    <style:style style:name="T34" style:family="text">
      <style:text-properties officeooo:rsid="004b45d1"/>
    </style:style>
    <style:style style:name="T35" style:family="text">
      <style:text-properties officeooo:rsid="004b51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2<text:span text:style-name="T1">5</text:span>0820</text:p>
      <text:p text:style-name="P1">จะไปถามเรื่อง server-client MySQL ได้กลับมาเป็น docker turorial เฉย</text:p>
      <text:p text:style-name="P1">คือจะถามว่าที่จะต้องลงนี่คือ server ด้วยใช่มั้ย เพราะคราวที่แล้วไม่ได้ลง ลงแต่client คือworkbench</text:p>
      <text:p text:style-name="P1">แล้วตัวไหนที่จะเอาไปต่อกับflask เพราะเห็นflask ต้องเขียนลงไปได้ด้วย คือไม่ใช่ดึงมาได้อย่างเดียว</text:p>
      <text:p text:style-name="P1"/>
      <text:p text:style-name="P2">ตอนนี้เขียนละเอียด เขียนทุกวัน คือจริงๆตรงนี้ไม่ต้องเขียนละเอียดก็ได้ ที่อยากได้ละเอียดคือตอนทำงาน แต่เหมือนว่าตอนตัดสินใจนี่การเขียนจะช่วยได้มาก</text:p>
      <text:p text:style-name="P2"/>
      <text:p text:style-name="P2">ก็คือตอนแรกนึกว่า server กะ client ต้องอยู่คนละเครื่อง ต้องเอาเซิร์ฟเวอร์ใส่ docker ไว้รึเปล่า ก็ปรากฏว่า ใส่ไปใน docker ทั้งเซิร์ฟเวอทั้งไคลเอ้นเลย อยู่ในเครื่องเดียวกันได้ แต่อยู่ในด็อกเก้อ</text:p>
      <text:p text:style-name="P2"/>
      <text:p text:style-name="P3">ส่วนอี virtualenv นั่นเป็นของ python อย่างเดียว แต่นี่เป็นภาษา MySQL อีกภาษานึงเลย คือมันจะไป virtualenv ไม่ได้ แล้ว linux ก็บ่นว่า dpkg frontend อะไรไม่ได้ ซักอย่างนี่แหละ แต่ม่ำบอกว่าไม่เกี่ยว อันนั้นก็อีกปัญหานึงของ linux ที่ชอ่บบ่นนั่นบ่นนี่ลงไม่ได้ ให้ -f ไปเลย</text:p>
      <text:p text:style-name="P2"/>
      <text:p text:style-name="P4">so I’ll have to do a Bitcoin Price Predictor <text:span text:style-name="T8">NO NO recommender is good!!</text:span></text:p>
      <text:p text:style-name="P4">first now i’ll do the predictor API, but data I’ll still get it from a database</text:p>
      <text:p text:style-name="P6">that’s what i’m doing now</text:p>
      <text:p text:style-name="P6"/>
      <text:p text:style-name="P4">so next project that i’d like to explore the opportunities to work with you</text:p>
      <text:p text:style-name="P4">is to remove the database I use, replace it with a distributed backend, microservice</text:p>
      <text:p text:style-name="P4">ethereum is one of the distributed app? Node? System? Platform?</text:p>
      <text:p text:style-name="P5">I can get() the data from <text:span text:style-name="T8">a smart contract</text:span> using web3.js and then I can post() the answer</text:p>
      <text:p text:style-name="P5">without using any traditional database</text:p>
      <text:p text:style-name="P5">like i’m just born with blockchain storage in place already</text:p>
      <text:p text:style-name="P5"/>
      <text:p text:style-name="P8">ไม่ไม่ตายๆ</text:p>
      <text:p text:style-name="P8">ต้องทำ recommendation ดี<text:span text:style-name="T3">อ</text:span>ยู่แล้วห่า</text:p>
      <text:p text:style-name="P8">BitRecommendations: product recommendation, rewards recommendation to individual customers according to the aggregated impersonal data.</text:p>
      <text:p text:style-name="P8"/>
      <text:p text:style-name="P8">Commercialized แล้วด้วย เพื่อช่วยให้ SME ทำการตลาดได้ดีขึ้น ตอนนี้มีแต่เจ้าใหญ่ๆที่ทำได้และทำ recommendations system ได้แล้ว แย่งลูกค้าไปหมดเพราะเก็บข้อมูลได้เยอะ แต่เจ้าเล็กๆเก็บเองไม่ได้มากขนาดนั้นเลยมองไม่เห็นเทรนด์</text:p>
      <text:p text:style-name="P8"/>
      <text:p text:style-name="P8">เราช่วยท่านได้ด้วยการทำงานร่วมกัน ท่านส่งข้อมูลท่านมา แล้วเราจะวิเคราะห์ให้จากข้อมูลที่เราเก็บได้จากทุกคน <text:s/><text:span text:style-name="T3">แล้วเราจะส่งข้อมูลวิเคราะห์แล้วไปให้ท่าน เพื่อช่วยในการตัดสินใจ supply ของท่าน หรือท่านจะใช้เป็นข้อมูลการตลาดที่จะเพิ่มยอดขายก็ได้ </text:span>จะได้ไม่ได้มีแค่เจ้าใหญ่เจ้าเดียวที่ทำ product recommendation ได้ดี</text:p>
      <text:p text:style-name="P8"/>
      <text:p text:style-name="P9">this is NO NO</text:p>
      <text:p text:style-name="P7">this can help you decide ‘should you buy Bitcoin now or not?’</text:p>
      <text:p text:style-name="P7"/>
      <text:p text:style-name="P7">so the user has to check his phone whenever he feels like to buy Bitcoin</text:p>
      <text:p text:style-name="P7">and see if now is a good time</text:p>
      <text:p text:style-name="P7"/>
      <text:p text:style-name="P7">no no</text:p>
      <text:p text:style-name="P7">it will be an alarm. Like now it’s good time to buy Bitcoin. Come and buy it</text:p>
      <text:p text:style-name="P7"/>
      <text:p text:style-name="P7"><text:soft-page-break/>no no even better</text:p>
      <text:p text:style-name="P7">it buys for you</text:p>
      <text:p text:style-name="P7"/>
      <text:p text:style-name="P7">so it will be buying all the time?? :D <text:span text:style-name="T2">END of NO NO</text:span></text:p>
      <text:p text:style-name="P7"/>
      <text:p text:style-name="P9">เวิร์คเลย เวิร์คเลย</text:p>
      <text:p text:style-name="P9">ตอนนี้ต่อดาต้าเบส เข้ากับ machine learning model</text:p>
      <text:p text:style-name="P9">แล้วโปรเจ็คถัดไปคือ เอาดาต้าเบสออก แล้วติด ethereum เข้าไปแทน</text:p>
      <text:p text:style-name="P9">เอาไปขายได้เลย บริษัทแอนดรูว์ เห็นว่าเพิ่งได้ตังมาเพิ่มด้วย</text:p>
      <text:p text:style-name="P9"/>
      <text:p text:style-name="P9">จะแนะนำโปรดักอะไรให้ลูกค้า โปรดักนี้ไง เพื่อช่วย SME ให้ทำ machine learning <text:s/>recommendation system ได้ด้วย พร้อมกับขายโปรดักการลงทุนใน Bitcoin เพราะถือเป็น distributed system on blockchain, technology เดียวกัน</text:p>
      <text:p text:style-name="P9"/>
      <text:p text:style-name="P16">e.g. สมมติลูกค้าเป็น L’Occitane? H&amp;M, Zara, จะไปสู้ amazon, google ไหมล่ะ เป็นแฟชั่นไม่ได้ เพราะมัน subjective เกินไป?? ต้องอะไรที่มันต้องการ recommendation มากๆ ในการตัดสินใจซื้อ อืม ยังนึกไม่ออกแฮะ</text:p>
      <text:p text:style-name="P9"/>
      <text:p text:style-name="P10">ethereum on docker?</text:p>
      <text:p text:style-name="P10">คือต้องทำดาต้าเบสแบบ traditional แล้วดึงออกให้เป็นน่ะถูกแล้ว เพราะนั่นคือสิ่งที่จะต้องไปทำให้ลูกค้า</text:p>
      <text:p text:style-name="P10"/>
      <text:p text:style-name="P10"/>
      <text:p text:style-name="P12">มาถึงฝั่งเทคนิคกันบ้าง</text:p>
      <text:p text:style-name="P13">ม่ำบอกว่าให้ใช้ docker ยุคนี้มัน containerized กันหมดแล้ว</text:p>
      <text:p text:style-name="P13"/>
      <text:p text:style-name="P10"><text:a xlink:type="simple" xlink:href="https://phoenixnap.com/kb/mysql-docker-container" text:style-name="Internet_20_link" text:visited-style-name="Visited_20_Internet_20_Link">https://phoenixnap.com/kb/mysql-docker-container</text:a></text:p>
      <text:p text:style-name="P11">คือการconnect client เข้ากะ server โดยการเข้าไปในกล่อง</text:p>
      <text:p text:style-name="P11">กล่องคือ mysql server image</text:p>
      <text:p text:style-name="P11">สรุปว่ามันคือกล่องเดียวกัน เราเข้าถึงดาต้าเบสบนเซิร์ฟเวอร์ได้จากการเข้าไปในกล่องนี้</text:p>
      <text:p text:style-name="P11">แล้วดาต้าเบสของเราอยู่ที่ไหน? ในกล่องนี้ คือ query ออกมาได้</text:p>
      <text:p text:style-name="P11">เป็น server และ client เสร็จในตัว เรา as a client ก็พิมพ์เข้าไปเลยว่าจะเอาอะไร</text:p>
      <text:p text:style-name="P11">ไม่ต้องเข้า workbench ไม่มีแล้วตัวเซิร์ฟเวอร์ เป็นแค่กล่องนั้นหละ</text:p>
      <text:p text:style-name="P11"/>
      <text:p text:style-name="P12">มีการอินสตอลบนแพลทฟอร์มต่างๆ linux, windows, Mac, และบน docker คือเป็นอีก OS นึงเลย</text:p>
      <text:p text:style-name="P12"/>
      <text:p text:style-name="P13">flask อยู่ในอีกกล่องนึง</text:p>
      <text:p text:style-name="P13">แต่เวลาต่อถึงกัน host มันจะไม่ใช่เครื่องเรา 127.0.0 อะไรเนี่ย แต่จะต้องเป็น flask ที่จะต้องเข้าไปเอาข้อมูลมาจาก port 3306 mysql</text:p>
      <text:p text:style-name="P13"/>
      <text:p text:style-name="P14">ไม่ใช่ design pattern ยังเป็นแค่ docker tutorial</text:p>
      <text:p text:style-name="P14">แล้วจะเอา ML model เป็นกล่องเดียวกับ flask ไปเลยก็ได้</text:p>
      <text:p text:style-name="P14"/>
      <text:p text:style-name="P15">run mysql/mysql-server:latest แล้ว</text:p>
      <text:p text:style-name="P15">ที่นี้ก่อนจะ exec เขาให้install mysql-client ก่อน แต่ลงไม่ได้เพราะติด</text:p>
      <text:p text:style-name="P15">dpkg frontend lock</text:p>
      <text:p text:style-name="P14"/>
      <text:p text:style-name="P14"><text:a xlink:type="simple" xlink:href="https://unix.stackexchange.com/questions/196078/how-to-avoid-yum-lock-hassle" text:style-name="Internet_20_link" text:visited-style-name="Visited_20_Internet_20_Link">https://unix.stackexchange.com/questions/196078/how-to-avoid-yum-lock-hassle</text:a></text:p>
      <text:p text:style-name="P14"><text:a xlink:type="simple" xlink:href="https://unix.stackexchange.com/questions/480788/packagekit-in-suse-tumbleweed-disable-or-removal" text:style-name="Internet_20_link" text:visited-style-name="Visited_20_Internet_20_Link">https://unix.stackexchange.com/questions/480788/packagekit-in-suse-tumbleweed-disable-or-removal</text:a></text:p>
      <text:p text:style-name="P40"><text:soft-page-break/>I think it is caused by PackageKit. You have to check for PackageKit and disable it (I assume it is CentOS 7 with <text:span text:style-name="Source_20_Text">systemctl</text:span>, otherwise you can use <text:span text:style-name="Source_20_Text">service</text:span> and <text:span text:style-name="Source_20_Text">chkconfig</text:span>) (as mentioned in comments, the service name is <text:span text:style-name="Source_20_Text">packagekit</text:span> not <text:span text:style-name="Source_20_Text">packagekitd</text:span>):</text:p>
      <text:p text:style-name="P42">ของเราโดนล็อคเพราะอี PackageKit นี่จริงๆ คือไม่มีใครทำแล้ว แม่งช้า แล้วก็ห่วย เอาออกไปเลยดีกว่า</text:p>
      <text:p text:style-name="P41">pimpwhippa@pimpwhippa-Aspire-E5-473G:~/Works/recommender$ <text:span text:style-name="T6">sudo lsof /var/lib/dpkg/lock-frontend</text:span></text:p>
      <text:p text:style-name="P41">lsof: WARNING: can't stat() fuse.gvfsd-fuse file system /run/user/1000/gvfs</text:p>
      <text:p text:style-name="P41"><text:s text:c="6"/>Output information may be incomplete.</text:p>
      <text:p text:style-name="P41">COMMAND <text:s text:c="4"/>PID USER <text:s text:c="2"/>FD <text:s text:c="2"/>TYPE DEVICE SIZE/OFF <text:s text:c="4"/>NODE NAME</text:p>
      <text:p text:style-name="P41">packageki <text:s/>1589 root <text:s text:c="2"/>12uW <text:s/>REG <text:s text:c="3"/>8,5 <text:s text:c="7"/>0 11535237 /var/lib/dpkg/lock-frontend</text:p>
      <text:p text:style-name="P41">PK-Backen 17887 root <text:s text:c="2"/>12u <text:s text:c="2"/>REG <text:s text:c="3"/>8,5 <text:s text:c="7"/>0 11535237 /var/lib/dpkg/lock-frontend</text:p>
      <text:p text:style-name="P41">pimpwhippa@pimpwhippa-Aspire-E5-473G:~/Works/recommender$ docker inspect mysql</text:p>
      <text:p text:style-name="P42">ขขขขขขขข</text:p>
      <text:p text:style-name="Preformatted_20_Text"><text:span text:style-name="Source_20_Text">systemctl stop packagekit</text:span></text:p>
      <text:p text:style-name="P48"><text:span text:style-name="Source_20_Text">systemctl disable packagekit</text:span></text:p>
      <text:p text:style-name="Text_20_body">Or you can completely remove it:</text:p>
      <text:p text:style-name="P48"><text:span text:style-name="Source_20_Text">yum remove PackageKit</text:span></text:p>
      <text:p text:style-name="P48"><text:span text:style-name="Source_20_Text"/></text:p>
      <text:p text:style-name="P51"><text:span text:style-name="Source_20_Text"><text:span text:style-name="T7">ขขขขขขขขขข</text:span></text:span></text:p>
      <text:p text:style-name="P44"><text:span text:style-name="Source_20_Text">systemctl stop packagekit</text:span></text:p>
      <text:p text:style-name="P49"><text:span text:style-name="Source_20_Text">systemctl disable packagekit -→password</text:span><text:span text:style-name="Source_20_Text"><text:span text:style-name="T4"> required</text:span></text:span></text:p>
      <text:p text:style-name="P49"><text:span text:style-name="Source_20_Text"><text:span text:style-name="T4">authen to load the new systemd state -→password required</text:span></text:span></text:p>
      <text:p text:style-name="P51"><text:span text:style-name="Source_20_Text"><text:span text:style-name="T7">แล้วก็มาลองลงใหม่</text:span></text:span></text:p>
      <text:p text:style-name="P49"><text:span text:style-name="Source_20_Text">pimpwhippa@pimpwhippa-Aspire-E5-473G:~/Works/recommender$ sudo apt-get install mysql-client</text:span></text:p>
      <text:p text:style-name="P51"><text:span text:style-name="Source_20_Text"><text:span text:style-name="T7">ได้เรียบร้อยดี จากนั้น</text:span></text:span></text:p>
      <text:p text:style-name="P51"><text:span text:style-name="Source_20_Text">pimpwhippa@pimpwhippa-Aspire-E5-473G:~/Works/recommender$ docker exec -it mysql mysql -uroot -p</text:span></text:p>
      <text:p text:style-name="P51"><text:span text:style-name="Source_20_Text"><text:span text:style-name="T7">แล้วมันขอพาสเวิร์ด ก็เข้าไปดูใน</text:span></text:span></text:p>
      <text:p text:style-name="P49"><text:span text:style-name="Source_20_Text">pimpwhippa@pimpwhippa-Aspire-E5-473G:~/Works/recommender$ docker logs mysql</text:span></text:p>
      <text:p text:style-name="P50"><text:span text:style-name="Source_20_Text"><text:span text:style-name="T5">เห็นแต่อันนี้ แต่ไม่เห็นพาสเวิร์ด</text:span></text:span></text:p>
      <text:p text:style-name="P49"><text:span text:style-name="Source_20_Text">2020-08-25T21:31:44.480124Z 6 [Warning] [MY-010453] [Server] root@localhost is created with an empty password ! Please consider switching off the --initialize-insecure option.</text:span></text:p>
      <text:p text:style-name="P50"><text:soft-page-break/><text:span text:style-name="Source_20_Text"><text:span text:style-name="T5">มึ่งช่วยเว้นบรรทัดหน่อยได้ไหม</text:span></text:span></text:p>
      <text:p text:style-name="P50"><text:span text:style-name="Source_20_Text"/></text:p>
      <text:p text:style-name="P50"><text:span text:style-name="Source_20_Text">Warning: Unable to load '/usr/share/zoneinfo/iso3166.tab' as time zone. Skipping it.</text:span></text:p>
      <text:p text:style-name="P50"><text:span text:style-name="Source_20_Text">Warning: Unable to load '/usr/share/zoneinfo/leapseconds' as time zone. Skipping it.</text:span></text:p>
      <text:p text:style-name="P50"><text:span text:style-name="Source_20_Text">Warning: Unable to load '/usr/share/zoneinfo/tzdata.zi' as time zone. Skipping it.</text:span></text:p>
      <text:p text:style-name="P50"><text:span text:style-name="Source_20_Text">Warning: Unable to load '/usr/share/zoneinfo/zone.tab' as time zone. Skipping it.</text:span></text:p>
      <text:p text:style-name="P50"><text:span text:style-name="Source_20_Text">Warning: Unable to load '/usr/share/zoneinfo/zone1970.tab' as time zone. Skipping it.</text:span></text:p>
      <text:p text:style-name="P49"><text:span text:style-name="Source_20_Text">[Entrypoint] GENERATED ROOT PASSWORD: imjADdYp)UK5Ik;@MylpejoNR4D</text:span></text:p>
      <text:p text:style-name="P49"><text:span text:style-name="Source_20_Text"/></text:p>
      <text:p text:style-name="P50"><text:span text:style-name="Source_20_Text"><text:span text:style-name="T5">ก็ก็อปเอาพาสเวิร์ดนี้มาใส่ตอน docker exec</text:span></text:span></text:p>
      <text:p text:style-name="P50"><text:span text:style-name="Source_20_Text">docker exec -it [container_name] mysql -uroot -p</text:span></text:p>
      <text:p text:style-name="P50"><text:span text:style-name="Source_20_Text">impwhippa@pimpwhippa-Aspire-E5-473G:~/Works/recommender$ docker exec -it mysql mysql -uroot -p</text:span></text:p>
      <text:p text:style-name="P50"><text:span text:style-name="Source_20_Text">Enter password: </text:span></text:p>
      <text:p text:style-name="P50"><text:span text:style-name="Source_20_Text">Welcome to the MySQL monitor. <text:s/>Commands end with ; or \g.</text:span></text:p>
      <text:p text:style-name="P50"><text:span text:style-name="Source_20_Text">Your MySQL connection id is 107</text:span></text:p>
      <text:p text:style-name="P50"><text:span text:style-name="Source_20_Text">Server version: 8.0.21</text:span></text:p>
      <text:p text:style-name="P50"><text:span text:style-name="Source_20_Text"/></text:p>
      <text:p text:style-name="P50"><text:span text:style-name="Source_20_Text">Copyright (c) 2000, 2020, Oracle and/or its affiliates. All rights reserved.</text:span></text:p>
      <text:p text:style-name="P50"><text:span text:style-name="Source_20_Text"/></text:p>
      <text:p text:style-name="P50"><text:span text:style-name="Source_20_Text">Oracle is a registered trademark of Oracle Corporation and/or its</text:span></text:p>
      <text:p text:style-name="P50"><text:span text:style-name="Source_20_Text">affiliates. Other names may be trademarks of their respective</text:span></text:p>
      <text:p text:style-name="P50"><text:span text:style-name="Source_20_Text">owners.</text:span></text:p>
      <text:p text:style-name="P50"><text:span text:style-name="Source_20_Text"/></text:p>
      <text:p text:style-name="P50"><text:span text:style-name="Source_20_Text">Type 'help;' or '\h' for help. Type '\c' to clear the current input statement.</text:span></text:p>
      <text:p text:style-name="P50"><text:span text:style-name="Source_20_Text"/></text:p>
      <text:p text:style-name="P50"><text:span text:style-name="Source_20_Text">mysql&gt; mysql&gt; ALTER USER 'root'@'localhost' IDENTIFIED BY 'database';</text:span></text:p>
      <text:p text:style-name="P50"><text:soft-page-break/><text:span text:style-name="Source_20_Text">ERROR 1064 (42000): You have an error in your SQL syntax; check the manual that corresponds to your MySQL server version for the right syntax to use near 'mysql&gt; ALTER USER 'root'@'localhost' IDENTIFIED BY 'database'' at line 1</text:span></text:p>
      <text:p text:style-name="P50"><text:span text:style-name="Source_20_Text">mysql&gt; ALTER USER 'root'@'localhost' IDENTIFIED BY 'database';</text:span></text:p>
      <text:p text:style-name="P50"><text:span text:style-name="Source_20_Text">Query OK, 0 rows affected (0.08 sec)</text:span></text:p>
      <text:p text:style-name="P50"><text:span text:style-name="Source_20_Text"/></text:p>
      <text:p text:style-name="P50"><text:span text:style-name="Source_20_Text">mysql&gt; </text:span></text:p>
      <text:p text:style-name="P50"><text:span text:style-name="Source_20_Text"><text:span text:style-name="T5">พอได้ mysql&gt; prompt มาก็ถอนหายใจเฮือกละ</text:span></text:span></text:p>
      <text:p text:style-name="P50"><text:span text:style-name="Source_20_Text"><text:span text:style-name="T5">เดี๋ยวต้องไปแก้พวก config กับ data storage location ก่อน แล้วค่อยรันใหม่</text:span></text:span></text:p>
      <text:p text:style-name="P50"><text:span text:style-name="Source_20_Text"><text:span text:style-name="T5">แล้วถึงจะเริ่มเขียน dockerfile เพื่อโหลดดาต้าเข้าไป</text:span></text:span></text:p>
      <text:p text:style-name="P50"><text:span text:style-name="Source_20_Text"><text:span text:style-name="T5">สนุกจัง</text:span></text:span></text:p>
      <text:p text:style-name="P50"><text:span text:style-name="Source_20_Text"/></text:p>
      <text:p text:style-name="P50"><text:span text:style-name="Source_20_Text"/></text:p>
      <text:p text:style-name="P50"><text:span text:style-name="Source_20_Text">63a9f4a030aa <text:s text:c="7"/>mysql/mysql-server:latest <text:s text:c="3"/>"/entrypoint.sh mysq…" <text:s text:c="2"/>21 hours ago <text:s text:c="7"/>Up 21 hours (healthy) <text:s text:c="2"/>3306/tcp, 33060/tcp <text:s text:c="2"/>mysql</text:span></text:p>
      <text:p text:style-name="P50"><text:span text:style-name="Source_20_Text"/></text:p>
      <text:p text:style-name="P52"><text:span text:style-name="Source_20_Text"><text:span text:style-name="T9">can be listeded to at port 3306</text:span></text:span></text:p>
      <text:p text:style-name="P52"><text:span text:style-name="Source_20_Text"><text:span text:style-name="T9">but I don’t need to map 6603:3306 as in the tutorial. Why do you want the db to be talking to outside world. I only want my flask ML engine to give consultation to the outside world.</text:span></text:span></text:p>
      <text:p text:style-name="P53"><text:span text:style-name="Source_20_Text"><text:span text:style-name="T10">So i’ll make a linke to flask containerize</text:span></text:span></text:p>
      <text:p text:style-name="P17">no first, now i’ll have to change the storage localtion, then upload the data, create the database</text:p>
      <text:p text:style-name="P17">then I link them</text:p>
      <text:p text:style-name="P17">and then flask calls for data from mysql, flask process, and give out as a respond to a HTTPRequest via an endpoint API</text:p>
      <text:p text:style-name="P17"/>
      <text:p text:style-name="P18">ครั้งแรกตอน docker exec เพื่อเข้ากล่อง mysql คือต้องใส่พาสเวิร์ดที่ mysql gen มาให้ครั้งแรก โดยก๊อปมาจาก st<text:span text:style-name="T24">d</text:span>out พอเข้าไปได้แล้ว ให้ไปเปลี่ยนพาสเวิร์ดเป็นพาสเวิร์ดเราเอง แล้วลบคอนเทนเนอร์นั้นทิ้ง มารันใหม่ โดยไปเซ็ท -env ว่าพาสเวิร์ดในการเข้ารูทดาต้าเบส คือพาสเวิร์ดที่เราแก้ไว้ตอนคอนเทนเนอร์แรก พอ exec คอนเทนเนอร์นี้ มันก็จะถามพาสเวิร์ด เราก็ใส่พาสเวิร์ดเราไป ก็ได้ mysql&gt; มา</text:p>
      <text:p text:style-name="P18"/>
      <text:p text:style-name="P20">แก้ storage location โดยการ mount volume: <text:span text:style-name="T11">storage</text:span><text:span text:style-name="T13">/docker/mysql-data:var/lib/mysql ลงไป แต่ต้องไป mkdir มันไว้ก่อนนะ ตอนนี้อยู่ที่ 269GB Volume แต่ยังไม่ได้ต่อออกนอกเครื่อง host คือไม่ได้ต่อ 6603 แต่ต่อ 33060 ไม่รู้มันคืออันเดียวกันป่าว</text:span></text:p>
      <text:p text:style-name="P18"/>
      <text:p text:style-name="P18">ทีนี้จะใส่ดาต้าลงไปในดาต้าเบสของเรา ด้วยการ mount volume dump.mydata.sql</text:p>
      <text:p text:style-name="P18">แต่ปัญหามีอยู่ว่าถ้า persistent แล้วมันจะไม่สร้างใหม่ในทุกๆครั้งที่ได้ mydata.sql ไฟล์ใหม่ ?? เข้าใจว่าประมาณนี้</text:p>
      <text:p text:style-name="P43"><text:soft-page-break/><text:span text:style-name="Source_20_Text">docker exec -i mysql-container mysql -uuser -ppassword name_db &lt; data.sql</text:span></text:p>
      <text:p text:style-name="P18"/>
      <text:p text:style-name="P45"><text:span text:style-name="Source_20_Text">docker cp ./data.sql mysql-container:/docker-entrypoint-initdb.d/</text:span></text:p>
      <text:p text:style-name="P18"/>
      <text:p text:style-name="P45"><text:span text:style-name="Source_20_Text">version: '3'</text:span></text:p>
      <text:p text:style-name="Preformatted_20_Text"/>
      <text:p text:style-name="Preformatted_20_Text"><text:span text:style-name="Source_20_Text">services:</text:span></text:p>
      <text:p text:style-name="Preformatted_20_Text"><text:span text:style-name="Source_20_Text"><text:s text:c="2"/>mysql:</text:span></text:p>
      <text:p text:style-name="Preformatted_20_Text"><text:span text:style-name="Source_20_Text"><text:s text:c="4"/>image: mariadb:10.3</text:span></text:p>
      <text:p text:style-name="Preformatted_20_Text"><text:span text:style-name="Source_20_Text"><text:s text:c="4"/>container_name: mariadb</text:span></text:p>
      <text:p text:style-name="Preformatted_20_Text"><text:span text:style-name="Source_20_Text"><text:s text:c="4"/>volumes:</text:span></text:p>
      <text:p text:style-name="Preformatted_20_Text"><text:span text:style-name="Source_20_Text"><text:s text:c="6"/>- container-volume:/var/lib/mysql</text:span></text:p>
      <text:p text:style-name="Preformatted_20_Text"><text:span text:style-name="Source_20_Text"><text:s text:c="6"/>- ./dump.sql:/docker-entrypoint-initdb.d/dump.sql</text:span></text:p>
      <text:p text:style-name="Preformatted_20_Text"><text:span text:style-name="Source_20_Text"><text:s text:c="4"/>environment:</text:span></text:p>
      <text:p text:style-name="Preformatted_20_Text"><text:span text:style-name="Source_20_Text"><text:s text:c="6"/>MYSQL_ROOT_PASSWORD: root</text:span></text:p>
      <text:p text:style-name="Preformatted_20_Text"><text:span text:style-name="Source_20_Text"><text:s text:c="6"/>MYSQL_DATABASE: name_db</text:span></text:p>
      <text:p text:style-name="Preformatted_20_Text"><text:span text:style-name="Source_20_Text"><text:s text:c="4"/>ports:</text:span></text:p>
      <text:p text:style-name="Preformatted_20_Text"><text:span text:style-name="Source_20_Text"><text:s text:c="6"/>- "3306:3306"</text:span></text:p>
      <text:p text:style-name="Preformatted_20_Text"/>
      <text:p text:style-name="Preformatted_20_Text"><text:span text:style-name="Source_20_Text">volumes:</text:span></text:p>
      <text:p text:style-name="P48"><text:span text:style-name="Source_20_Text"><text:s text:c="2"/>container-volume:</text:span></text:p>
      <text:p text:style-name="P21">แล้วจะให้ได้ data.sql <text:s/>มา ก็คือ การ export ออกมาจาก mysql</text:p>
      <text:p text:style-name="P21">แล้วเราจะใส่ data ลงไปใน mysql ยังไงตอนแรก</text:p>
      <text:p text:style-name="P21">CREATE <text:span text:style-name="T25">TABLE</text:span> แล้วยังไง</text:p>
      <text:p text:style-name="P25">เราก็จะไปเอาดาต้ามาจาก kaggle ซึ่งคงมาในรูป csv</text:p>
      <text:p text:style-name="P21">สรุปว่าให้ csv import <text:span text:style-name="T28">เข้าไปใน TABLE</text:span></text:p>
      <text:p text:style-name="P21"/>
      <text:p text:style-name="P46"><text:span text:style-name="Source_20_Text">CREATE TABLE table_name (</text:span></text:p>
      <text:p text:style-name="Preformatted_20_Text"><text:span text:style-name="Source_20_Text"><text:s text:c="12"/>id INT NOT NULL AUTO_INCREMENT,</text:span></text:p>
      <text:p text:style-name="Preformatted_20_Text"><text:span text:style-name="Source_20_Text"><text:s text:c="12"/>column_1 VARCHAR(255) NOT NULL,</text:span></text:p>
      <text:p text:style-name="Preformatted_20_Text"><text:span text:style-name="Source_20_Text"><text:s text:c="12"/>column_2 DATE NOT NULL,</text:span></text:p>
      <text:p text:style-name="Preformatted_20_Text"><text:span text:style-name="Source_20_Text"><text:s text:c="12"/>column_3 DECIMAL(10 , 2 ) NULL,</text:span></text:p>
      <text:p text:style-name="Preformatted_20_Text"><text:span text:style-name="Source_20_Text"><text:s text:c="12"/>column_4 INTEGER,</text:span></text:p>
      <text:p text:style-name="Preformatted_20_Text"><text:span text:style-name="Source_20_Text"><text:s text:c="12"/>PRIMARY KEY (id)</text:span></text:p>
      <text:p text:style-name="P48"><text:span text:style-name="Source_20_Text">);</text:span></text:p>
      <text:p text:style-name="P46"><text:span text:style-name="Source_20_Text">LOAD DATA INFILE '/home/export_file.csv'</text:span></text:p>
      <text:p text:style-name="Preformatted_20_Text"><text:span text:style-name="Source_20_Text">INTO TABLE table_name</text:span></text:p>
      <text:p text:style-name="Preformatted_20_Text"><text:span text:style-name="Source_20_Text">FIELDS TERMINATED BY ','</text:span></text:p>
      <text:p text:style-name="Preformatted_20_Text"><text:span text:style-name="Source_20_Text">ENCLOSED BY '"'</text:span></text:p>
      <text:p text:style-name="Preformatted_20_Text"><text:span text:style-name="Source_20_Text">LINES TERMINATED BY '/n'</text:span></text:p>
      <text:p text:style-name="P48"><text:span text:style-name="Source_20_Text">IGNORE 1 ROWS;</text:span></text:p>
      <text:p text:style-name="P21"><text:a xlink:type="simple" xlink:href="https://phoenixnap.com/kb/import-csv-file-into-mysql" text:style-name="Internet_20_link" text:visited-style-name="Visited_20_Internet_20_Link">https://phoenixnap.com/kb/import-csv-file-into-mysql</text:a></text:p>
      <text:p text:style-name="P22">เว็บดีมาก</text:p>
      <text:p text:style-name="P22"/>
      <text:p text:style-name="P22"><text:s/><text:span text:style-name="T26">ห่าใครจะเหมือนอี ITISFOSS ไม่เชื่อแม่งอีกแล้ว เมื่อวานอีกรอบนึงนะ ที่บอกว่า frontend lock เพราะ dpkg ไม่ยอม จริงๆก็คือให้ show PID แล้ว kill ก็พอแล้ว แต่เราก็ไป disable PackageKit เลย เพระาทุกคนแนะนำ ประมาณว่าไม่ไหวละเลิกเหอะ แต่อีห่าฟอสส์แม่งบอกให้ไปปิด auto update (unintended packages update) อีห่า overkill และไร้สาระแล้วยังจะทำเครื่องพังไม่รู้ตัว</text:span></text:p>
      <text:p text:style-name="P22"/>
      <text:p text:style-name="P23">ตอนนี้มาถึงตอนที่ว่าจะเลือก db อันไหน จะเอา Netflix หรือ TMDB5000 ก็อยู่บน Kaggle ทั้งคู่ แล้ว Netflix แค่ 2MB ส่วน TMDB <text:span text:style-name="T29">43</text:span> MB เอง ทำไมเล็กจัง เออ มันก็แค่ txt นี่นะ</text:p>
      <text:p text:style-name="P23"><text:soft-page-break/></text:p>
      <text:p text:style-name="P24"><text:span text:style-name="T27">scikit learn ก็ทำ cmd cosine similarity มาให้แล้ว คือแทบไม่ต้องทำอะไรแล้ว countvector อะไรไม่ต้องแล้ว แต่ยังสามารถเล่นกับดาต้าได้อีก เช่น </text:span>apply stemming and/or lemmatization to text before vectorization, implement other text vectorization techniques, explore other word embedding approaches, or do your own EDA with the dataset. There is always more to data than meets the eye.</text:p>
      <text:p text:style-name="P24"/>
      <text:p text:style-name="P24"><text:a xlink:type="simple" xlink:href="https://medium.com/@MAbdElRaouf/simple-content-based-recommendation-engine-flask-api-heroku-dd27760dfe8e" text:style-name="Internet_20_link" text:visited-style-name="Visited_20_Internet_20_Link">https://medium.com/@MAbdElRaouf/simple-content-based-recommendation-engine-flask-api-heroku-dd27760dfe8e</text:a></text:p>
      <text:p text:style-name="P24"/>
      <text:p text:style-name="P26">แล้วก็ flask, heroku ตบด้วย swagger คือไรวะ frontend แต่ไม่ใช่ end user เป็นแค่ gui ของ json request? จริงๆ เขียนเป็น js ไปเลยก็ได้นี่หว่า เหมือน recommendation prediction อีกเว็บนึงอะ</text:p>
      <text:p text:style-name="P26"/>
      <text:p text:style-name="P26"><text:s/>CREATE DATABASE Netflix;</text:p>
      <text:p text:style-name="P26">Query OK, 1 row affected (0.01 sec)</text:p>
      <text:p text:style-name="P26"/>
      <text:p text:style-name="P26">mysql&gt; USE Netflix;</text:p>
      <text:p text:style-name="P26">Database changed</text:p>
      <text:p text:style-name="P26"/>
      <text:p text:style-name="P26"/>
      <text:p text:style-name="P19">mysql&gt; LOAD DATA INFILE '/Works/recommender/netflix_titles.csv'</text:p>
      <text:p text:style-name="P19"><text:s text:c="4"/>-&gt; INTO TABLE shows</text:p>
      <text:p text:style-name="P19"><text:s text:c="4"/>-&gt; FIELDS TERMINATED BY ','</text:p>
      <text:p text:style-name="P19"><text:s text:c="4"/>-&gt; ENCLOSED BY '"'</text:p>
      <text:p text:style-name="P19"><text:s text:c="4"/>-&gt; LINES TERMINATED BY '/n'</text:p>
      <text:p text:style-name="P19"><text:s text:c="4"/>-&gt; IGNORE 1 ROWS;</text:p>
      <text:p text:style-name="P19">ERROR 1290 (HY000): The MySQL server is running with the --secure-file-priv option so it cannot execute this statement</text:p>
      <text:p text:style-name="P19"/>
      <text:p text:style-name="P19">mysql&gt; SHOW VARIABLES LIKE "secure_file_priv";</text:p>
      <text:p text:style-name="P19">+------------------+-----------------------+</text:p>
      <text:p text:style-name="P19">| Variable_name <text:s text:c="3"/>| Value <text:s text:c="16"/>|</text:p>
      <text:p text:style-name="P19">+------------------+-----------------------+</text:p>
      <text:p text:style-name="P19">| secure_file_priv | /var/lib/mysql-files/ |</text:p>
      <text:p text:style-name="P19">+------------------+-----------------------+</text:p>
      <text:p text:style-name="P19">1 row in set (0.06 sec)</text:p>
      <text:p text:style-name="P19"/>
      <text:p text:style-name="P27">where is the mount point??</text:p>
      <text:p text:style-name="P28">I just want to cp a file netflix_titles.csv into that directory var/lib/mysql-files</text:p>
      <text:p text:style-name="P28">now it’s <text:span text:style-name="T30">on host </text:span>at storage/docker/mysql-data which is supposed to be the mount point</text:p>
      <text:p text:style-name="P28">but it’s not there</text:p>
      <text:p text:style-name="P28"/>
      <text:p text:style-name="P28">"Mounts": [</text:p>
      <text:p text:style-name="P28"><text:s text:c="12"/>{</text:p>
      <text:p text:style-name="P28"><text:s text:c="16"/>"Type": "bind",</text:p>
      <text:p text:style-name="P28"><text:s text:c="16"/>"Source": "/storage/docker/mysql-data",</text:p>
      <text:p text:style-name="P28"><text:s text:c="16"/>"Destination": "/var/lib/mysql",</text:p>
      <text:p text:style-name="P28"><text:s text:c="16"/>"Mode": "",</text:p>
      <text:p text:style-name="P28"><text:s text:c="16"/>"RW": true,</text:p>
      <text:p text:style-name="P28"><text:s text:c="16"/>"Propagation": "rprivate"</text:p>
      <text:p text:style-name="P28"/>
      <text:p text:style-name="P28"><text:span text:style-name="T31">“Source” : “</text:span>/media/pimpwhippa/A8D85DB1D85D7E8E/storage/docker/mysql-data”</text:p>
      <text:p text:style-name="P28"/>
      <text:p text:style-name="P29"><text:soft-page-break/>docker run \</text:p>
      <text:p text:style-name="P29">--detach \</text:p>
      <text:p text:style-name="P29">--name=mysql \</text:p>
      <text:p text:style-name="P29">--env="MYSQL_ROOT_PASSWORD=database" \</text:p>
      <text:p text:style-name="P29">--volume=/storage/docker/mysql-data:/var/lib/mysql \</text:p>
      <text:p text:style-name="P29">mysql/mysql-server:latest</text:p>
      <text:p text:style-name="P29"/>
      <text:p text:style-name="P29">docker exec -it mysql mysql -uroot -p</text:p>
      <text:p text:style-name="P29">#Enter password: database</text:p>
      <text:p text:style-name="P29"/>
      <text:p text:style-name="P29">#didn't expose port 6603:3306</text:p>
      <text:p text:style-name="P29">#didn't change any config</text:p>
      <text:p text:style-name="P29">#from now have to write dockerfile</text:p>
      <text:p text:style-name="P29">#now storage is on Windows partition at Local Disk:C same level as Users</text:p>
      <text:p text:style-name="P29">#access from Ubuntu +Other locations/269GB Volume/storage</text:p>
      <text:p text:style-name="P29"/>
      <text:p text:style-name="P29">#didn't use this one below, but this was the example including 6603 and config</text:p>
      <text:p text:style-name="P29">docker run \</text:p>
      <text:p text:style-name="P29">--detach \</text:p>
      <text:p text:style-name="P29">--name=[container_name] \</text:p>
      <text:p text:style-name="P29">--env="MYSQL_ROOT_PASSWORD=my_password" \</text:p>
      <text:p text:style-name="P29">--publish 6603:3306 \</text:p>
      <text:p text:style-name="P29">--volume=/root/docker/[container_name]/conf.d:/etc/mysql/conf.d \</text:p>
      <text:p text:style-name="P29">--volume=/storage/docker/mysql-data:/var/lib/mysql \</text:p>
      <text:p text:style-name="P29">mysql</text:p>
      <text:p text:style-name="P29"/>
      <text:p text:style-name="P29"/>
      <text:p text:style-name="P29">280820</text:p>
      <text:p text:style-name="P29">คือต้องเอาไฟล์ netflix_titles.csv ใส่ลงไปใน var/lib/mysql-files เพราะเป็นไฟล์ที่มี privilege ในการ import ไฟล์ หรือไม่ก็ไปเอา privilege ออก</text:p>
      <text:p text:style-name="P29">เราเลือกจะใส่ไฟล์ลงไปในนั้น</text:p>
      <text:p text:style-name="P29">แต่ปรากฏว่าหา mnt point ไม่เจอ</text:p>
      <text:p text:style-name="P29">ถึงยังไงถ้าจะไป<text:span text:style-name="T32">ปิด</text:span> privilege เสร็จแล้วก็ต้องหาวิธีใส่ไฟล์นี้ลงไปในกล่อง mysql อยู่ดี ก็ต้องรู้ว่า mnt ไว้ที่ไหน แต่นี่ยังหาไม่เจอเลย คิดว่าmnt storage/docker/mysql-data ไว้ที่ var/lib/mysql แต่ก็ไม่เห็นมีอะไรที่ไหนเลย</text:p>
      <text:p text:style-name="P29">สรุป งง ที่ /ก็ไม่มีอะไร งั้นมันอยู่ที่ไหน</text:p>
      <text:p text:style-name="P29"/>
      <text:p text:style-name="P29">แถมพอลอง docker run ใหม่ จะทำ container ใหม่มาดูว่าเปลี่ยนที่ mnt point แล้วจะเป็นไง ปรากฏว่า รัน mysql1 ไม่ได้ ทั้งๆที่ docker start mysql1 คืนแล้ว แต่พอ docker container ls ดู ไม่มี</text:p>
      <text:p text:style-name="P29"/>
      <text:p text:style-name="P29">impwhippa@pimpwhippa-Aspire-E5-473G:~$ docker run \</text:p>
      <text:p text:style-name="P29">&gt; --detach \</text:p>
      <text:p text:style-name="P29">&gt; --name=mysql1 \</text:p>
      <text:p text:style-name="P29">&gt; --env="MYSQL_ROOT_PASSWORD=database" \</text:p>
      <text:p text:style-name="P29">&gt; --volume=/media/pimpwhippa/A8D85DB1D85D7E8E/storage/docker/mysql-data:/var/lib/mysql \</text:p>
      <text:p text:style-name="P29">&gt; mysql/mysql-server:latest</text:p>
      <text:p text:style-name="P29">948bcb533806b3bc91eae186aa35476337b4929f1df0a046234aa37a43a9367f</text:p>
      <text:p text:style-name="P29">pimpwhippa@pimpwhippa-Aspire-E5-473G:~$ docker start mysql1</text:p>
      <text:p text:style-name="P29">mysql1</text:p>
      <text:p text:style-name="P29">pimpwhippa@pimpwhippa-Aspire-E5-473G:~$ docker exec -it mysql1 mysql -uroot -p</text:p>
      <text:p text:style-name="P29">Error response from daemon: Container 948bcb533806b3bc91eae186aa35476337b4929f1df0a046234aa37a43a9367f is not running</text:p>
      <text:p text:style-name="P29"><text:soft-page-break/></text:p>
      <text:p text:style-name="P30">น่าจะเป็นอะไรซักอย่างเกี่ยวกับ <text:s/>password ของดาต้าเบส ตอนที่เข้าใช้ครั้งแรก ลบออก แล้วรันใหม่ แต่นี่รันใหม่อีกทีโดยยังไม่ได้ไปลงทะเบียน mysql รอบแรก อะไรแบบนี้ หรือว่ามีได้แค่กล่องเดียว บ้าป่าว</text:p>
      <text:p text:style-name="P30"/>
      <text:p text:style-name="P33">พอไปเขียนคำถาม SO ปุ๊ปก็ค่อยๆคิดออกอีกละ มันเหมือนเรียงลำดับความคิดไปเรื่อยๆ</text:p>
      <text:p text:style-name="P33">ไล่อ่าน log</text:p>
      <text:p text:style-name="P33"/>
      <text:p text:style-name="P32">300820</text:p>
      <text:p text:style-name="P32">ติดปัญหาไก่กับไข่ คือ initialize database ไม่ได้ แต่ถ้าอยากให้ทำได้ต้องเข้าไปแก้ mysql แต่เข้าไปแก้ mysql ไม่ได้ เพราะ container is not running แล้วจะให้ทำไงฟะ! </text:p>
      <text:p text:style-name="P32"/>
      <text:p text:style-name="P34">A message intended for a client cannot be sent there as no client-session is attached. Therefore, we're sending the information to the error-log instead: MY-001146 - Table 'mysql.component' doesn't exist</text:p>
      <text:p text:style-name="P34"/>
      <text:p text:style-name="P34"><text:s/>[ERROR] [MY-010326] [Server] Fatal error: Can't open and lock privilege tables: Table 'mysql.user' doesn't exist</text:p>
      <text:p text:style-name="P34"/>
      <text:p text:style-name="P32">สรุปว่า ณ จุดนี้คือ เพิ่งเรียบลำดับว่ามันมี่กี่ error ตามที่ม่ำบอก แก้ไปทีละอัน ไม่ใช่ upgrade</text:p>
      <text:p text:style-name="P32">เรียงออกมาได้ 9 อัน ไฟล์ที่หายไป</text:p>
      <text:p text:style-name="P32">แล้วจะทำไงกับไฟล์ที่มีไม่ครบนี้ ก็ลบออก ย้ายไปที่อื่น แล้วสั่ง recreate ก็คือ update น่ะแหละ ก็จะได้ไฟล์ที่สมบูรณ์มา แต่แล้วมันต้องลบคอนเทเนอร์ทิ้ง สั่งรันใหม่นี่หว่า แล้วมันจะยังอยู่ได้ยังไงล่ะ ก็ปัญหาเดิมน่ะแหละ </text:p>
      <text:p text:style-name="P32"/>
      <text:p text:style-name="P31">ตอนนี้อะ ถ้าใส่ login นี้ไปแล้ว เข้า root คนนี้อยู่ แล้วจะมีคนมาเข้าอีกไม่ได้</text:p>
      <text:p text:style-name="P33">ถ้ามีอีกคนจะเข้ามาด้วย password เดิม จะได้อันนี้</text:p>
      <text:p text:style-name="P33">ERROR 2002 (HY000): Can't connect to local MySQL server through socket '/var/lib/mysql/mysql.sock' (2)</text:p>
      <text:p text:style-name="P33"><text:s/>เหมือนกะมีคนใช้อยู่แล้ว</text:p>
      <text:p text:style-name="P33"/>
      <text:p text:style-name="P31">เหมือนกะว่า ต้องให้เปิดแชร์การเข้าถึง</text:p>
      <text:p text:style-name="P31">share mysql unix socket</text:p>
      <text:p text:style-name="P31"/>
      <text:p text:style-name="P31">or connect to it from local machine</text:p>
      <text:p text:style-name="P47"><text:span text:style-name="Source_20_Text">mysql -h localhost -P 3306 --protocol=tcp -u root</text:span></text:p>
      <text:p text:style-name="P47"><text:span text:style-name="Source_20_Text"/></text:p>
      <text:p text:style-name="P47"><text:span text:style-name="Source_20_Text">but that’s not my problem!</text:span></text:p>
      <text:p text:style-name="P47"><text:span text:style-name="Source_20_Text"><text:span text:style-name="T33">แต่อ่านไว้ก็ไม่เสียหลาย คิดว่าอีกหน่อยน่าจะเป็นประโยชน์ ตอนต่อ 2 containers เข้าด้วยกัน</text:span></text:span></text:p>
      <text:p text:style-name="P47"><text:span text:style-name="Source_20_Text"/></text:p>
      <text:p text:style-name="P47"><text:span text:style-name="Source_20_Text"/></text:p>
      <text:p text:style-name="P47"><text:span text:style-name="Source_20_Text">connecting from host or not</text:span></text:p>
      <text:p text:style-name="P47"><text:span text:style-name="Source_20_Text">what I want is the correctly mounted volumn</text:span></text:p>
      <text:p text:style-name="P47"><text:span text:style-name="Source_20_Text">and where is it inside the mysql container</text:span></text:p>
      <text:p text:style-name="P47"><text:span text:style-name="Source_20_Text"/></text:p>
      <text:p text:style-name="P47"><text:span text:style-name="Source_20_Text">so that I can input my csv file there</text:span></text:p>
      <text:p text:style-name="P47"><text:span text:style-name="Source_20_Text">to insert data to my Netflix database</text:span></text:p>
      <text:p text:style-name="P47"><text:span text:style-name="Source_20_Text"/></text:p>
      <text:p text:style-name="P47"><text:span text:style-name="Source_20_Text">then I try query</text:span></text:p>
      <text:p text:style-name="P47"><text:span text:style-name="Source_20_Text"/></text:p>
      <text:p text:style-name="P47"><text:span text:style-name="Source_20_Text">then I make a flask container, or React ? I dont know</text:span></text:p>
      <text:p text:style-name="P47"><text:span text:style-name="Source_20_Text">then connect two of them together</text:span></text:p>
      <text:p text:style-name="P47"><text:span text:style-name="Source_20_Text">using docker compose</text:span></text:p>
      <text:p text:style-name="P47"><text:span text:style-name="Source_20_Text"/></text:p>
      <text:p text:style-name="Standard"><text:span text:style-name="Source_20_Text">เข้าใจแล้วถึงคำว่า orchestrate ถึงจะยังไม่ถึง kubernetes แต่ก็เห็นภาพชัดขึ้นมากว่ามันใช้ทำอะไร</text:span></text:p>
      <text:p text:style-name="Standard"><text:soft-page-break/><text:span text:style-name="Source_20_Text">มันมีหลาย component มากขึ้นละ</text:span></text:p>
      <text:p text:style-name="Standard"><text:span text:style-name="Source_20_Text"/></text:p>
      <text:p text:style-name="Standard"><text:span text:style-name="Source_20_Text">ต้องไปไล่แก้ไฟล์ที่ไม่ครบ ขาดหาย</text:span></text:p>
      <text:p text:style-name="Standard"><text:span text:style-name="Source_20_Text">mysql.component</text:span></text:p>
      <text:p text:style-name="Standard"><text:span text:style-name="Source_20_Text">mysql.user</text:span></text:p>
      <text:p text:style-name="Standard"><text:span text:style-name="Source_20_Text"/></text:p>
      <text:p text:style-name="Standard"><text:span text:style-name="Source_20_Text">เราไปโฟกัสผิดที่ ไปดูที่ upgrade แต่ม่ำแค่บอกว่า ก็มันยัง initialize ไม่ได้ มันก็เลย run ไม่ได้ ต้องไปแก้พวกนั้น ไม่ใช upgrade โห่ แค่นี้ดีกว่า SO มากๆ</text:span></text:p>
      <text:p text:style-name="Standard"><text:span text:style-name="Source_20_Text"/></text:p>
      <text:p text:style-name="Standard"><text:span text:style-name="Source_20_Text">มีกล่องนึงอยู่ข้างใน docker exec -it mysql mysql -uroot -p</text:span></text:p>
      <text:p text:style-name="Standard"><text:span text:style-name="Source_20_Text">อีกกล่องนึงเข้าไปด้วย bash docker exec -it mysql bash</text:span></text:p>
      <text:p text:style-name="Standard"><text:span text:style-name="Source_20_Text">อีกกล่องนึงเป็นอีก container นึง mysql2 ที่ mount volume ที่อยากได้เข้าไปด้วย</text:span></text:p>
      <text:p text:style-name="Standard"><text:span text:style-name="Source_20_Text">ดูซิว่าจะแก้พวกไฟล์ที่หายไปได้ยังไง</text:span></text:p>
      <text:p text:style-name="Standard"><text:span text:style-name="Source_20_Text"/></text:p>
      <text:p text:style-name="Standard"><text:span text:style-name="Source_20_Text"/></text:p>
      <text:p text:style-name="P35"><text:span text:style-name="Source_20_Text"><text:span text:style-name="T34">Monday 310820</text:span></text:span></text:p>
      <text:p text:style-name="P35"><text:span text:style-name="Source_20_Text"><text:span text:style-name="T34">ม่ำบอกว่า ปัญหาตรง mnt volume อยู่ที่ ownership permission</text:span></text:span></text:p>
      <text:p text:style-name="P35"><text:span text:style-name="Source_20_Text"><text:span text:style-name="T34">คือเราเป็นใคร เราสั่ง mnt จากไหน เราสั่ง mnt อะไร ไปที่ไหน เรามี permission ถูกทุกที่หรือเปล่า ก็แค่นั้นแหละ ไม่ได้อะไรไฟล์หาย</text:span></text:span></text:p>
      <text:p text:style-name="P35"><text:span text:style-name="Source_20_Text"/></text:p>
      <text:p text:style-name="P35"><text:span text:style-name="Source_20_Text"><text:span text:style-name="T34">ใครจะไปรู้วะ</text:span></text:span></text:p>
      <text:p text:style-name="P35"><text:span text:style-name="Source_20_Text"/></text:p>
      <text:p text:style-name="P36"><text:span text:style-name="Source_20_Text"><text:span text:style-name="T35">พอย้ายที่ mnt มาเป็นฝั่ง ubuntu ก็ได้เลย!</text:span></text:span></text:p>
      <text:p text:style-name="P36"><text:span text:style-name="Source_20_Text"><text:span text:style-name="T35">home/pimpwhippa/data-test</text:span></text:span></text:p>
      <text:p text:style-name="P36"><text:span text:style-name="Source_20_Text"><text:span text:style-name="T35">ตอนแรกเม้าไว้ที่ฝั่ง windows ติด permission ยังไงไม่รู้ ทั้งๆที่ใน docker ก็เป็น root และเจ้าของไฟล์ฝั่ง windows ก็เป็น pimpwhippa</text:span></text:span></text:p>
      <text:p text:style-name="P36"><text:span text:style-name="Source_20_Text"><text:span text:style-name="T12">media</text:span></text:span><text:span text:style-name="Source_20_Text"><text:span text:style-name="T14">/pimpwhippa/sldfj;eoiq/storage/docker/mysql-data</text:span></text:span></text:p>
      <text:p text:style-name="P36"><text:span text:style-name="Source_20_Text"><text:span text:style-name="T14"/></text:span></text:p>
      <text:p text:style-name="P37"><text:span text:style-name="Source_20_Text"><text:span text:style-name="T15">คราวนี้ จะโหลด netflix_titles.csv เข้าไปใน table shows ที่สร้างไว้ใน database Netflix; แต่โหลดไม่ได้ซักที ติด privilege แล้วก็เรื่อง LOAD DATA LOCAL INFILE ต้องแก้ permission ทั้งฝั่ง server and client to say local_infile = 1</text:span></text:span></text:p>
      <text:p text:style-name="P37"><text:span text:style-name="Source_20_Text"><text:span text:style-name="T15"/></text:span></text:p>
      <text:p text:style-name="P37"><text:span text:style-name="Source_20_Text"><text:span text:style-name="T15">แต่ง่วงละ แก้ปัญหา mnt volume ไปได้หนึ่งอัน ค่อยยังชั่ว</text:span></text:span></text:p>
      <text:p text:style-name="P37"><text:span text:style-name="Source_20_Text"><text:span text:style-name="T15"><text:s/></text:span></text:span><text:span text:style-name="Source_20_Text"><text:span text:style-name="T16">นึ</text:span></text:span></text:p>
      <text:p text:style-name="P38"><text:span text:style-name="Source_20_Text"><text:span text:style-name="T16">010920</text:span></text:span></text:p>
      <text:p text:style-name="P38"><text:span text:style-name="Source_20_Text"><text:span text:style-name="T16">พอเม้าท์ได้ก็ง่าย ติดเรื่อง privilege อีกนิดเดียว โหลด csv เข้าใน table ได้แล้ว แต่ไม่ชัว คือมันไม่โชว์ใน terminal ไม่รู้เพราะเป็น varchar หรือไง แล้วจะรู้ได้ไงว่าเรียบร้อยแล้ว? </text:span></text:span></text:p>
      <text:p text:style-name="P38"><text:span text:style-name="Source_20_Text"><text:span text:style-name="T16">แต่พอสั่ง mysqldump.sql มาดู ก้เห็นว่าเป็นค่าสีเขียว คืออย่างน้อยไ่ม่ใช่ว่ามีปัญหาสีแดง</text:span></text:span></text:p>
      <text:p text:style-name="P38"><text:span text:style-name="Source_20_Text"><text:span text:style-name="T16">มีไฟล์ dump_netflix.sql ให้ nano ดูได้ ก็ถือว่าเป็นอันเสร็จพิธี export mysqldump</text:span></text:span></text:p>
      <text:p text:style-name="P38"><text:span text:style-name="Source_20_Text"><text:span text:style-name="T16"/></text:span></text:p>
      <text:p text:style-name="P38"><text:span text:style-name="Source_20_Text"><text:span text:style-name="T16">แต่ทะนี้ก็มีคนเข้ามาบอกเหมือนกันบอกว่า ถ้าจะ dump ออกไปจาก container ก็ทำได้ แต่จริงๆแล้วเขาใช้วิธีเอาคอนเทนเนอร์มาต่อกัน แล้วเรียกจากอีกคอนเทนเนอร์นึงได้เลย ก็เลยไปดูพวก MySQLalchemy, flask-MySQL แทน ก็คือเรียก mysql.table ว่า cursor เป็น object นึง? หรือ instance? แล้วพอ cur.execute ก็เรียกตารางมาดูได้เลย? </text:span></text:span><text:span text:style-name="Source_20_Text"><text:span text:style-name="T17">อะไรประมาณนี้แหละ แต่วันนี้พอแค่นี้ ซาร่าบอกว่าพววกเธอสองคนไม่มีใครทำงานเยอะไปหรอก เออ ก็อยากจะทำมากกว่านี้หรอกนะ แต่จะทำยังไงล่ะ</text:span></text:span></text:p>
      <text:p text:style-name="P38"><text:span text:style-name="Source_20_Text"><text:span text:style-name="T17"/></text:span></text:p>
      <text:p text:style-name="P39"><text:span text:style-name="Source_20_Text"><text:span text:style-name="T18">ถือว่าวันนี้ จบพาร์ท mysql docker จากการทำไฟล์ dump.sql เสร็จ เป็นอันเสร็จพิธี</text:span></text:span></text:p>
      <text:p text:style-name="P39"><text:span text:style-name="Source_20_Text"><text:span text:style-name="T18"/></text:span></text:p>
      <text:p text:style-name="P39"><text:span text:style-name="Source_20_Text"><text:span text:style-name="T18">ได้เรียนรู้</text:span></text:span></text:p>
      <text:p text:style-name="P39"><text:span text:style-name="Source_20_Text"><text:span text:style-name="T18">mysql database initialization</text:span></text:span></text:p>
      <text:p text:style-name="P39"><text:span text:style-name="Source_20_Text"><text:span text:style-name="T18">concept of dockerized MySQL server and client</text:span></text:span></text:p>
      <text:p text:style-name="P39"><text:span text:style-name="Source_20_Text"><text:span text:style-name="T18">mount volume and directory permission and ownership</text:span></text:span></text:p>
      <text:p text:style-name="P39"><text:span text:style-name="Source_20_Text"><text:span text:style-name="T18">privileges in </text:span></text:span><text:span text:style-name="Source_20_Text"><text:span text:style-name="T19">mysql</text:span></text:span><text:span text:style-name="Source_20_Text"><text:span text:style-name="T18">, where user/root is allowed to write</text:span></text:span></text:p>
      <text:p text:style-name="P39"><text:soft-page-break/><text:span text:style-name="Source_20_Text"><text:span text:style-name="T18">create, use, show, describe, select commands</text:span></text:span></text:p>
      <text:p text:style-name="P39"><text:span text:style-name="Source_20_Text"><text:span text:style-name="T18">load data local </text:span></text:span><text:span text:style-name="Source_20_Text"><text:span text:style-name="T19">in</text:span></text:span><text:span text:style-name="Source_20_Text"><text:span text:style-name="T18">file</text:span></text:span></text:p>
      <text:p text:style-name="P39"><text:span text:style-name="Source_20_Text"><text:span text:style-name="T18">SELECT * from table2;</text:span></text:span></text:p>
      <text:p text:style-name="P39"><text:span text:style-name="Source_20_Text"><text:span text:style-name="T18">show database/G</text:span></text:span></text:p>
      <text:p text:style-name="P39"><text:span text:style-name="Source_20_Text"><text:span text:style-name="T18">mysqldump</text:span></text:span></text:p>
      <text:p text:style-name="P39"><text:span text:style-name="Source_20_Text"><text:span text:style-name="T18"/></text:span></text:p>
      <text:p text:style-name="P39"><text:span text:style-name="Source_20_Text"><text:span text:style-name="T18">docker exec -i mysql2 mysqldump -uroot -pdatabase --databases Netflix &gt; dump_netflix.sql</text:span></text:span></text:p>
      <text:p text:style-name="P39"><text:span text:style-name="Source_20_Text"><text:span text:style-name="T18"/></text:span></text:p>
      <text:p text:style-name="P55"><text:span text:style-name="Source_20_Text"><text:span text:style-name="T20">ต้องลอง retrieve ดู</text:span></text:span></text:p>
      <text:p text:style-name="P55"><text:span text:style-name="Source_20_Text"><text:span text:style-name="T20"/></text:span></text:p>
      <text:p text:style-name="P56"><text:span text:style-name="Source_20_Text"><text:span text:style-name="T21">อืม retrieve แล้วไม่ได้อะไรเลย สงสยต้องกลับไปดู data structure ตอนสั่ง load data, or create table</text:span></text:span></text:p>
      <text:p text:style-name="P57"><text:span text:style-name="Source_20_Text"><text:span text:style-name="T22">สรุปคือใส่ lines terminated with ผิด</text:span></text:span></text:p>
      <text:p text:style-name="P57"><text:span text:style-name="Source_20_Text"><text:span text:style-name="T22"/></text:span></text:p>
      <text:p text:style-name="P55"><text:span text:style-name="Source_20_Text"><text:span text:style-name="T20">และต้องเขียน dockerfileด้วย</text:span></text:span></text:p>
      <text:p text:style-name="P58"><text:span text:style-name="Source_20_Text"><text:span text:style-name="T23">maybe docker compose at once kor dai?</text:span></text:span></text:p>
      <text:p text:style-name="P39"><text:span text:style-name="Source_20_Text"><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5T22:36:31.088622661</meta:creation-date>
    <dc:date>2020-09-03T16:48:11.619849181</dc:date>
    <meta:editing-duration>P5DT12H53M37S</meta:editing-duration>
    <meta:editing-cycles>60</meta:editing-cycles>
    <meta:generator>LibreOffice/6.0.7.3$Linux_X86_64 LibreOffice_project/00m0$Build-3</meta:generator>
    <meta:document-statistic meta:table-count="0" meta:image-count="0" meta:object-count="0" meta:page-count="11" meta:paragraph-count="308" meta:word-count="6478" meta:character-count="17673" meta:non-whitespace-character-count="15588"/>
  </office:meta>
</office:document-meta>
</file>